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741cm"/>
    </style:style>
    <style:style style:name="P1" style:family="paragraph" style:parent-style-name="Standard">
      <style:text-properties officeooo:rsid="00033edf" officeooo:paragraph-rsid="00033edf"/>
    </style:style>
    <style:style style:name="P2" style:family="paragraph" style:parent-style-name="Standard">
      <style:text-properties officeooo:rsid="00033edf" officeooo:paragraph-rsid="0004b6bc"/>
    </style:style>
    <style:style style:name="P3" style:family="paragraph" style:parent-style-name="Standard">
      <style:text-properties fo:font-weight="bold" officeooo:rsid="00033edf" officeooo:paragraph-rsid="00033edf" style:font-weight-asian="bold" style:font-weight-complex="bold"/>
    </style:style>
    <style:style style:name="P4" style:family="paragraph" style:parent-style-name="Standard">
      <style:text-properties fo:font-weight="bold" officeooo:rsid="0009c56e" officeooo:paragraph-rsid="0009c56e" style:font-weight-asian="bold" style:font-weight-complex="bold"/>
    </style:style>
    <style:style style:name="P5" style:family="paragraph" style:parent-style-name="Standard">
      <style:text-properties fo:font-weight="bold" officeooo:rsid="000e2099" officeooo:paragraph-rsid="000e2099" style:font-weight-asian="bold" style:font-weight-complex="bold"/>
    </style:style>
    <style:style style:name="P6" style:family="paragraph" style:parent-style-name="Standard">
      <style:text-properties fo:font-weight="bold" officeooo:rsid="000e7bdc" officeooo:paragraph-rsid="000e7bdc" style:font-weight-asian="bold" style:font-weight-complex="bold"/>
    </style:style>
    <style:style style:name="P7" style:family="paragraph" style:parent-style-name="Standard">
      <style:text-properties fo:font-weight="bold" officeooo:rsid="000f7b82" officeooo:paragraph-rsid="000f7b82" style:font-weight-asian="bold" style:font-weight-complex="bold"/>
    </style:style>
    <style:style style:name="P8" style:family="paragraph" style:parent-style-name="Standard">
      <style:text-properties officeooo:rsid="0004f224" officeooo:paragraph-rsid="0004f224"/>
    </style:style>
    <style:style style:name="P9" style:family="paragraph" style:parent-style-name="Standard">
      <style:text-properties officeooo:rsid="0004f224" officeooo:paragraph-rsid="000c3bac"/>
    </style:style>
    <style:style style:name="P10" style:family="paragraph" style:parent-style-name="Standard">
      <style:text-properties officeooo:paragraph-rsid="00033edf"/>
    </style:style>
    <style:style style:name="P11" style:family="paragraph" style:parent-style-name="Standard">
      <style:text-properties fo:font-size="18pt" fo:font-style="normal" style:text-underline-style="solid" style:text-underline-width="auto" style:text-underline-color="font-color" fo:font-weight="bold" officeooo:rsid="00052ce4" officeooo:paragraph-rsid="000c3bac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184384" officeooo:paragraph-rsid="0018438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0c1ea2" officeooo:paragraph-rsid="00184384"/>
    </style:style>
    <style:style style:name="P14" style:family="paragraph" style:parent-style-name="Table_20_Contents">
      <style:paragraph-properties fo:text-align="center" style:justify-single-word="false"/>
      <style:text-properties officeooo:rsid="001c38d8" officeooo:paragraph-rsid="001c38d8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1a47fa" officeooo:paragraph-rsid="001a47fa"/>
    </style:style>
    <style:style style:name="P17" style:family="paragraph" style:parent-style-name="Standard" style:list-style-name="L1">
      <style:text-properties officeooo:rsid="00184384" officeooo:paragraph-rsid="00184384"/>
    </style:style>
    <style:style style:name="P18" style:family="paragraph" style:parent-style-name="Standard" style:list-style-name="L6">
      <style:paragraph-properties fo:text-align="center" style:justify-single-word="false"/>
      <style:text-properties officeooo:rsid="00184384" officeooo:paragraph-rsid="00184384"/>
    </style:style>
    <style:style style:name="P19" style:family="paragraph" style:parent-style-name="Standard" style:list-style-name="L1">
      <style:paragraph-properties fo:text-align="center" style:justify-single-word="false"/>
      <style:text-properties officeooo:rsid="000c1ea2" officeooo:paragraph-rsid="00184384"/>
    </style:style>
    <style:style style:name="P20" style:family="paragraph" style:parent-style-name="Standard" style:list-style-name="L2">
      <style:paragraph-properties fo:text-align="center" style:justify-single-word="false"/>
      <style:text-properties officeooo:rsid="000c1ea2" officeooo:paragraph-rsid="00184384"/>
    </style:style>
    <style:style style:name="P21" style:family="paragraph" style:parent-style-name="Standard" style:list-style-name="L3">
      <style:paragraph-properties fo:text-align="center" style:justify-single-word="false"/>
      <style:text-properties officeooo:rsid="000c1ea2" officeooo:paragraph-rsid="00184384"/>
    </style:style>
    <style:style style:name="P22" style:family="paragraph" style:parent-style-name="Standard" style:list-style-name="L4">
      <style:paragraph-properties fo:text-align="center" style:justify-single-word="false"/>
      <style:text-properties officeooo:rsid="000c1ea2" officeooo:paragraph-rsid="00184384"/>
    </style:style>
    <style:style style:name="P23" style:family="paragraph" style:parent-style-name="Standard" style:list-style-name="L5">
      <style:paragraph-properties fo:text-align="center" style:justify-single-word="false"/>
      <style:text-properties officeooo:rsid="00166b5f" officeooo:paragraph-rsid="00184384"/>
    </style:style>
    <style:style style:name="P24" style:family="paragraph" style:parent-style-name="Standard" style:list-style-name="L1">
      <style:text-properties officeooo:rsid="00033edf" officeooo:paragraph-rsid="00166b5f"/>
    </style:style>
    <style:style style:name="P25" style:family="paragraph" style:parent-style-name="Standard" style:list-style-name="L7">
      <style:text-properties officeooo:rsid="00052ce4" officeooo:paragraph-rsid="00052ce4"/>
    </style:style>
    <style:style style:name="P26" style:family="paragraph" style:parent-style-name="Standard" style:list-style-name="L7">
      <style:text-properties officeooo:rsid="00052ce4" officeooo:paragraph-rsid="000c3bac"/>
    </style:style>
    <style:style style:name="P27" style:family="paragraph" style:parent-style-name="Standard" style:list-style-name="L7">
      <style:text-properties officeooo:rsid="000c3bac" officeooo:paragraph-rsid="000c3bac"/>
    </style:style>
    <style:style style:name="T1" style:family="text">
      <style:text-properties officeooo:rsid="00039eae"/>
    </style:style>
    <style:style style:name="T2" style:family="text">
      <style:text-properties officeooo:rsid="000c1ea2"/>
    </style:style>
    <style:style style:name="T3" style:family="text">
      <style:text-properties officeooo:rsid="000d13a7"/>
    </style:style>
    <style:style style:name="T4" style:family="text">
      <style:text-properties officeooo:rsid="000d8703"/>
    </style:style>
    <style:style style:name="T5" style:family="text">
      <style:text-properties officeooo:rsid="001531d0"/>
    </style:style>
    <style:style style:name="T6" style:family="text">
      <style:text-properties officeooo:rsid="00166b5f"/>
    </style:style>
    <style:style style:name="T7" style:family="text">
      <style:text-properties officeooo:rsid="001a47fa"/>
    </style:style>
    <text:list-style style:name="L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oking desperately for an opportunity to work at a Startup --&gt; Akash Kandpal</text:p>
      <text:p text:style-name="P1"/>
      <text:p text:style-name="P12">SKILLS :</text:p>
      <text:list xml:id="list970600279538588753" text:style-name="L1">
        <text:list-item>
          <text:p text:style-name="P17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HTML5 : 9/10</text:p>
          </table:table-cell>
          <table:table-cell table:style-name="Table1.B1" office:value-type="string">
            <text:list xml:id="list233109515343922" text:continue-numbering="true" text:style-name="L1">
              <text:list-header>
                <text:p text:style-name="P19">CSS3 <text:s/>: 9/10</text:p>
              </text:list-header>
            </text:list>
          </table:table-cell>
        </table:table-row>
        <table:table-row>
          <table:table-cell table:style-name="Table1.A2" office:value-type="string">
            <text:list xml:id="list233111609708135" text:continue-numbering="true" text:style-name="L1">
              <text:list-header>
                <text:p text:style-name="P19">JS : 8/10</text:p>
              </text:list-header>
            </text:list>
          </table:table-cell>
          <table:table-cell table:style-name="Table1.B2" office:value-type="string">
            <text:list xml:id="list233109786300509" text:continue-numbering="true" text:style-name="L1">
              <text:list-header>
                <text:p text:style-name="P19">JQUERY : 8/10</text:p>
              </text:list-header>
            </text:list>
          </table:table-cell>
        </table:table-row>
        <table:table-row>
          <table:table-cell table:style-name="Table1.A2" office:value-type="string">
            <text:list xml:id="list233110685898068" text:continue-numbering="true" text:style-name="L1">
              <text:list-header>
                <text:p text:style-name="P19">node.js (backend,app development) : 9/10</text:p>
              </text:list-header>
            </text:list>
          </table:table-cell>
          <table:table-cell table:style-name="Table1.B2" office:value-type="string">
            <text:list xml:id="list233110109125045" text:continue-numbering="true" text:style-name="L1">
              <text:list-header>
                <text:p text:style-name="P19">react.js <text:s/>: 9/10</text:p>
              </text:list-header>
            </text:list>
          </table:table-cell>
        </table:table-row>
        <table:table-row>
          <table:table-cell table:style-name="Table1.A2" office:value-type="string">
            <text:list xml:id="list430678449257434479" text:style-name="L2">
              <text:list-item>
                <text:p text:style-name="P20">Responsive Web Design :9/10</text:p>
              </text:list-item>
            </text:list>
          </table:table-cell>
          <table:table-cell table:style-name="Table1.B2" office:value-type="string">
            <text:list xml:id="list3259662098055566355" text:style-name="L3">
              <text:list-item>
                <text:p text:style-name="P21">Bootstrap <text:s/>: 10/10</text:p>
              </text:list-item>
            </text:list>
          </table:table-cell>
        </table:table-row>
        <table:table-row>
          <table:table-cell table:style-name="Table1.A2" office:value-type="string">
            <text:list xml:id="list46081968401362581" text:style-name="L4">
              <text:list-item>
                <text:p text:style-name="P22">SASS <text:s/>: 7/10</text:p>
              </text:list-item>
            </text:list>
          </table:table-cell>
          <table:table-cell table:style-name="Table1.B2" office:value-type="string">
            <text:list xml:id="list7598303933438103022" text:style-name="L5">
              <text:list-item>
                <text:p text:style-name="P23">Ruby-on-Rails <text:s/>: <text:s/><text:span text:style-name="T7">9</text:span>/10</text:p>
              </text:list-item>
            </text:list>
          </table:table-cell>
        </table:table-row>
        <table:table-row>
          <table:table-cell table:style-name="Table1.A2" office:value-type="string">
            <text:list xml:id="list4572269813165768775" text:style-name="L6">
              <text:list-item>
                <text:p text:style-name="P18">Linux <text:s/>: 7/10</text:p>
              </text:list-item>
            </text:list>
          </table:table-cell>
          <table:table-cell table:style-name="Table1.B2" office:value-type="string">
            <text:p text:style-name="P15"><text:s text:c="2"/><text:span text:style-name="T7">GIT <text:s/>: 7/10</text:span></text:p>
          </table:table-cell>
        </table:table-row>
        <table:table-row>
          <table:table-cell table:style-name="Table1.A2" office:value-type="string">
            <text:p text:style-name="P15"><text:s/><text:span text:style-name="T7">JAVA : 5/10</text:span></text:p>
          </table:table-cell>
          <table:table-cell table:style-name="Table1.B2" office:value-type="string">
            <text:p text:style-name="P16">C++ : 8/10</text:p>
          </table:table-cell>
        </table:table-row>
        <table:table-row table:style-name="Table1.8">
          <table:table-cell table:style-name="Table1.A2" office:value-type="string">
            <text:p text:style-name="P14">Ruby :6/10</text:p>
          </table:table-cell>
          <table:table-cell table:style-name="Table1.B2" office:value-type="string">
            <text:p text:style-name="P16">C <text:s/>: 8/10</text:p>
          </table:table-cell>
        </table:table-row>
      </table:table>
      <text:list xml:id="list233110535498471" text:continue-list="list233110109125045" text:style-name="L1">
        <text:list-item>
          <text:p text:style-name="P17"/>
          <text:p text:style-name="P24"/>
        </text:list-item>
      </text:list>
      <text:p text:style-name="P2">I am good at learning new things faster and within a limited time I always perform better than 90 percentile people .I have knowledge and skills required for Web Development and if I have to learn more skills for development in the company can learn it on fly that's why I think I should be hired for this internship.</text:p>
      <text:p text:style-name="P1">Looking forward to hearing from you soon .If I will be successful in getting this internship I would like to explore <text:s/>ends of my potential and would like to learn some etiquettes of working in team .</text:p>
      <text:p text:style-name="P1"/>
      <text:p text:style-name="P1">I have worked on Rasperry pi projects too .</text:p>
      <text:p text:style-name="P1"/>
      <text:p text:style-name="P11">What I’m doing currently ?</text:p>
      <text:p text:style-name="P11"/>
      <text:p text:style-name="P9">.</text:p>
      <text:list xml:id="list9222323600929622722" text:style-name="L7">
        <text:list-item>
          <text:p text:style-name="P25">Recently I have qualified for Snackdown Pre-Elimination Round 2017 .</text:p>
        </text:list-item>
        <text:list-item>
          <text:p text:style-name="P25">Doing internship on <text:span text:style-name="T5">Web Development</text:span> .</text:p>
        </text:list-item>
        <text:list-item>
          <text:p text:style-name="P25">Working on <text:span text:style-name="T2">Startup with a friend of mine and working as a Web Developer there </text:span>.</text:p>
        </text:list-item>
        <text:list-item>
          <text:p text:style-name="P27">Doing Research on NLP ,AI and algorithmic optimisation .</text:p>
          <text:p text:style-name="P26"/>
        </text:list-item>
      </text:list>
      <text:p text:style-name="P8"/>
      <text:p text:style-name="P1">Social links , <text:span text:style-name="T4">Portfolios and Works </text:span>::</text:p>
      <text:p text:style-name="P3"><text:span text:style-name="T4">Github --&gt;</text:span><text:a xlink:type="simple" xlink:href="https://github.com/harrypotter0" text:style-name="Internet_20_link" text:visited-style-name="Visited_20_Internet_20_Link">https://github.com/harrypotter0</text:a></text:p>
      <text:p text:style-name="P3"/>
      <text:p text:style-name="P3"><text:span text:style-name="T4">LinkedIn --&gt;</text:span><text:a xlink:type="simple" xlink:href="https://www.linkedin.com/feed/" text:style-name="Internet_20_link" text:visited-style-name="Visited_20_Internet_20_Link">https://www.linkedin.com/feed/</text:a></text:p>
      <text:p text:style-name="P3"/>
      <text:p text:style-name="P3"><text:span text:style-name="T4">Twitter --&gt;</text:span><text:a xlink:type="simple" xlink:href="https://twitter.com/akashkandpal123" text:style-name="Internet_20_link" text:visited-style-name="Visited_20_Internet_20_Link">https://twitter.com/akashkandpal123</text:a></text:p>
      <text:p text:style-name="P3"/>
      <text:p text:style-name="P3"><text:span text:style-name="T4">E-mail --&gt;</text:span><text:a xlink:type="simple" xlink:href="mailto:9654263057akashkandpal@gmail.com" text:style-name="Internet_20_link" text:visited-style-name="Visited_20_Internet_20_Link">9654263057akashkandpal@gmail.com</text:a></text:p>
      <text:p text:style-name="P3"/>
      <text:p text:style-name="P3"><text:span text:style-name="T4">Quora --&gt;</text:span><text:a xlink:type="simple" xlink:href="https://www.quora.com/profile/Akash-Kandpal" text:style-name="Internet_20_link" text:visited-style-name="Visited_20_Internet_20_Link">https://www.quora.com/profile/Akash-Kandpal</text:a></text:p>
      <text:p text:style-name="P3"/>
      <text:p text:style-name="P4"><text:span text:style-name="T4">Telegram --&gt;</text:span><text:a xlink:type="simple" xlink:href="https://t.me/harrypotter0" text:style-name="Internet_20_link" text:visited-style-name="Visited_20_Internet_20_Link">https://t.me/harrypotter0</text:a></text:p>
      <text:p text:style-name="P4"/>
      <text:p text:style-name="P5">Stackoverflow --&gt;<text:a xlink:type="simple" xlink:href="https://stackoverflow.com/users/7025374/harrypotter0" text:style-name="Internet_20_link" text:visited-style-name="Visited_20_Internet_20_Link">https://stackoverflow.com/users/7025374/harrypotter0</text:a></text:p>
      <text:p text:style-name="P5"><text:soft-page-break/></text:p>
      <text:p text:style-name="P6">CodeForces --&gt; HARRYPOTTER0</text:p>
      <text:p text:style-name="P6"/>
      <text:p text:style-name="P6">CodeChef --&gt; harrypotter0</text:p>
      <text:p text:style-name="P6"/>
      <text:p text:style-name="P7">AVAILABILITY :: </text:p>
      <text:p text:style-name="P7"/>
      <text:p text:style-name="P1">I will be available <text:span text:style-name="T3">anytime </text:span>for at least <text:span text:style-name="T6">2</text:span> months<text:span text:style-name="T6">(can be increased if necessary)</text:span> .</text:p>
      <text:p text:style-name="P1"/>
      <text:p text:style-name="P3">I am also available to work for a startup <text:span text:style-name="T1">(or converting an idea into a startup )</text:span> as a <text:span text:style-name="T1">P</text:span>rogrammer ,<text:span text:style-name="T1">D</text:span>eveloper ,<text:span text:style-name="T1">C</text:span>oder .</text:p>
      <text:p text:style-name="P1"/>
      <text:p text:style-name="P1">Thanks for your attention .</text:p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1:30:11.640110019</meta:creation-date>
    <dc:date>2017-06-11T19:26:09.176857104</dc:date>
    <meta:editing-duration>PT3H52M35S</meta:editing-duration>
    <meta:editing-cycles>29</meta:editing-cycles>
    <meta:generator>LibreOffice/5.1.6.2$Linux_x86 LibreOffice_project/10m0$Build-2</meta:generator>
    <meta:document-statistic meta:table-count="1" meta:image-count="0" meta:object-count="0" meta:page-count="2" meta:paragraph-count="42" meta:word-count="304" meta:character-count="1825" meta:non-whitespace-character-count="1563"/>
  </office:meta>
</office:document-meta>
</file>